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088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6.232cm"/>
    </style:style>
    <style:style style:name="co6" style:family="table-column">
      <style:table-column-properties fo:break-before="auto" style:column-width="8.225cm"/>
    </style:style>
    <style:style style:name="co7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1020" table:default-cell-style-name="Default"/>
        <table:table-row table:style-name="ro2">
          <table:table-cell table:style-name="ce1" office:value-type="string" calcext:value-type="string">
            <text:p>Package Name</text:p>
          </table:table-cell>
          <table:table-cell table:style-name="ce2" office:value-type="string" calcext:value-type="string">
            <text:p>Update frequency</text:p>
          </table:table-cell>
          <table:table-cell table:style-name="ce1" office:value-type="string" calcext:value-type="string">
            <text:p>Required by</text:p>
          </table:table-cell>
          <table:table-cell table:style-name="ce1" office:value-type="string" calcext:value-type="string">
            <text:p>Site</text:p>
          </table:table-cell>
          <table:table-cell table:style-name="ce1" table:number-columns-repeated="1020"/>
        </table:table-row>
        <table:table-row table:style-name="ro4">
          <table:table-cell office:value-type="string" calcext:value-type="string">
            <text:p>acpitoo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lebo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emos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naura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naural-schedu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naural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nub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kdeplasma-addons-applets-activitymanager-wheele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kdeplasma-addons-applets-pingz-gi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kdeplasma-addons-applets-redshif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develop-krazy2-gi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isme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krazy-gi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ogmein-hamach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secure.logmein.com/labs/#HamachiforLinux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mv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erl-tie-ixh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azy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erl-xml-libx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azy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btool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edsh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eplasma-addons-applets-redshift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xlive-eepic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tf-mintspiri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b-creator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worldofpadma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0=Never 1=Sporadically 2=Often</text:p>
          </table:table-cell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1">00/00/0000</text:date>, <text:time style:data-style-name="N2" text:time-value="0000-00-00T18:20:40.364987605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1.4.2$Linux_X86_64 LibreOffice_project/14651fbf6209b3d9cf243691a6095bc63c328c1</meta:generator>
    <dc:date>2013-12-31T18:21:38.434744071</dc:date>
    <meta:editing-duration>PT1H6M33S</meta:editing-duration>
    <meta:editing-cycles>6</meta:editing-cycles>
    <meta:document-statistic meta:table-count="3" meta:cell-count="54" meta:object-count="0"/>
  </office:meta>
</office:document-meta>
</file>